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2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ponse variab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 II</text:p>
          </table:table-cell>
        </table:table-row>
        <table:table-row table:style-name="ro1">
          <table:table-cell office:value-type="string" calcext:value-type="string">
            <text:p><text:s/>GSE48023</text:p>
          </table:table-cell>
          <table:table-cell office:value-type="string" calcext:value-type="string">
            <text:p><text:s/>strain A/Brisbane/10/2007 <text:s/></text:p>
          </table:table-cell>
          <table:table-cell office:value-type="string" calcext:value-type="string">
            <text:p><text:s/>immage</text:p>
          </table:table-cell>
          <table:table-cell table:number-columns-repeated="2"/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train A/Brisbane/59/2007 <text:s/></text:p>
          </table:table-cell>
          <table:table-cell office:value-type="string" calcext:value-type="string">
            <text:p><text:s/>both are weak <text:s text:c="8"/></text:p>
          </table:table-cell>
          <table:table-cell table:number-columns-repeated="2"/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train B/Florida/4/2006 <text:s text:c="3"/></text:p>
          </table:table-cell>
          <table:table-cell office:value-type="string" calcext:value-type="string">
            <text:p><text:s/>immage </text:p>
          </table:table-cell>
          <table:table-cell table:number-columns-repeated="2"/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28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<text:s/>strain A/Brisbane/10/2007 <text:s/></text:p>
          </table:table-cell>
          <table:table-cell office:value-type="string" calcext:value-type="string">
            <text:p><text:s/>similar, <text:s/>age maybe a little better </text:p>
          </table:table-cell>
          <table:table-cell/>
          <table:table-cell office:value-type="string" calcext:value-type="string">
            <text:p>HAI day 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train A/Brisbane/59/2007 <text:s/></text:p>
          </table:table-cell>
          <table:table-cell office:value-type="string" calcext:value-type="string">
            <text:p><text:s/>age is clearly better </text:p>
          </table:table-cell>
          <table:table-cell table:number-columns-repeated="2"/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28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  <table:table-cell office:value-type="string" calcext:value-type="string">
            <text:p><text:s text:c="27"/></text:p>
          </table:table-cell>
          <table:table-cell/>
        </table:table-row>
        <table:table-row table:style-name="ro2">
          <table:table-cell office:value-type="string" calcext:value-type="string">
            <text:p><text:s/>GSE48018</text:p>
          </table:table-cell>
          <table:table-cell office:value-type="string" calcext:value-type="string">
            <text:p><text:s/>strain A/Brisbane/10/2007 <text:s/></text:p>
          </table:table-cell>
          <table:table-cell office:value-type="string" calcext:value-type="string">
            <text:p><text:s/>maybe immage <text:s text:c="16"/></text:p>
          </table:table-cell>
          <table:table-cell office:value-type="string" calcext:value-type="string">
            <text:p>Both nAb and HAI, they were highly correlated and plateaued after day 14. have FC as well</text:p>
          </table:table-cell>
          <table:table-cell/>
          <table:table-cell office:value-type="string" calcext:value-type="string">
            <text:p><text:a xlink:href="https://www.ncbi.nlm.nih.gov/pmc/articles/PMC3068032/" xlink:type="simple">https://www.ncbi.nlm.nih.gov/pmc/articles/PMC3068032/</text:a></text:p>
          </table:table-cell>
          <table:table-cell/>
        </table:table-row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28"/></text:p>
          </table:table-cell>
          <table:table-cell office:value-type="string" calcext:value-type="string">
            <text:p><text:s text:c="23"/></text:p>
          </table:table-cell>
          <table:table-cell table:number-columns-repeated="2"/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office:value-type="string" calcext:value-type="string">
            <text:p><text:s/>strain A/California/7/2009 </text:p>
          </table:table-cell>
          <table:table-cell office:value-type="string" calcext:value-type="string">
            <text:p><text:s/>maybe immage <text:s text:c="10"/></text:p>
          </table:table-cell>
          <table:table-cell/>
          <table:table-cell office:value-type="string" calcext:value-type="string">
            <text:p>Day 28 and FC, also HAI</text:p>
          </table:table-cell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28"/></text:p>
          </table:table-cell>
          <table:table-cell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<text:s text:c="27"/></text:p>
          </table:table-cell>
          <table:table-cell/>
        </table:table-row>
        <table:table-row table:style-name="ro1">
          <table:table-cell office:value-type="string" calcext:value-type="string">
            <text:p>GSE169159</text:p>
          </table:table-cell>
          <table:table-cell table:number-columns-repeated="2"/>
          <table:table-cell office:value-type="string" calcext:value-type="string">
            <text:p>all but three responded</text:p>
          </table:table-cell>
          <table:table-cell office:value-type="string" calcext:value-type="string">
            <text:p>Day 42 looks strongest</text:p>
          </table:table-cell>
          <table:table-cell office:value-type="string" calcext:value-type="string">
            <text:p><text:a xlink:href="https://www.ncbi.nlm.nih.gov/pmc/articles/PMC8761119/" xlink:type="simple">https://www.ncbi.nlm.nih.gov/pmc/articles/PMC8761119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13485</text:p>
          </table:table-cell>
          <table:table-cell table:number-columns-repeated="3"/>
          <table:table-cell office:value-type="string" calcext:value-type="string">
            <text:p>Day 60 looks strongest</text:p>
          </table:table-cell>
          <table:table-cell office:value-type="string" calcext:value-type="string">
            <text:p><text:a xlink:href="https://www.ncbi.nlm.nih.gov/pmc/articles/PMC4049462/" xlink:type="simple">https://www.ncbi.nlm.nih.gov/pmc/articles/PMC4049462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13699</text:p>
          </table:table-cell>
          <table:table-cell table:number-columns-repeated="2"/>
          <table:table-cell office:value-type="string" calcext:value-type="string">
            <text:p>Covid-19</text:p>
          </table:table-cell>
          <table:table-cell office:value-type="string" calcext:value-type="string">
            <text:p>Day 28 looks strongest</text:p>
          </table:table-cell>
          <table:table-cell office:value-type="string" calcext:value-type="string">
            <text:p><text:a xlink:href="https://rupress.org/jem/article/205/13/3119/47167/Yellow-fever-vaccine-induces-integrated" xlink:type="simple">https://rupress.org/jem/article/205/13/3119/47167/Yellow-fever-vaccine-induces-integrated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125921</text:p>
          </table:table-cell>
          <table:table-cell table:number-columns-repeated="3"/>
          <table:table-cell office:value-type="string" calcext:value-type="string">
            <text:p>only day 84 </text:p>
          </table:table-cell>
          <table:table-cell office:value-type="string" calcext:value-type="string">
            <text:p><text:a xlink:href="https://www.ncbi.nlm.nih.gov/pmc/articles/PMC6750738/" xlink:type="simple">https://www.ncbi.nlm.nih.gov/pmc/articles/PMC6750738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190001</text:p>
          </table:table-cell>
          <table:table-cell table:number-columns-repeated="2"/>
          <table:table-cell office:value-type="string" calcext:value-type="string">
            <text:p>Covid-19</text:p>
          </table:table-cell>
          <table:table-cell office:value-type="string" calcext:value-type="string">
            <text:p>paper mentions day 14 mostly</text:p>
          </table:table-cell>
          <table:table-cell office:value-type="string" calcext:value-type="string">
            <text:p><text:a xlink:href="https://www.ncbi.nlm.nih.gov/pmc/articles/PMC9651857/?" xlink:type="simple">https://www.ncbi.nlm.nih.gov/pmc/articles/PMC9651857/?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201533</text:p>
          </table:table-cell>
          <table:table-cell table:number-columns-repeated="2"/>
          <table:table-cell office:value-type="string" calcext:value-type="string">
            <text:p>Covid-19</text:p>
          </table:table-cell>
          <table:table-cell office:value-type="string" calcext:value-type="string">
            <text:p>days in the paper not matching days in dataset</text:p>
          </table:table-cell>
          <table:table-cell office:value-type="string" calcext:value-type="string">
            <text:p><text:a xlink:href="https://www.ncbi.nlm.nih.gov/pmc/articles/PMC9516861/" xlink:type="simple">https://www.ncbi.nlm.nih.gov/pmc/articles/PMC9516861/</text:a></text:p>
          </table:table-cell>
          <table:table-cell office:value-type="string" calcext:value-type="string">
            <text:p><text:a xlink:href="https://www.sciencedirect.com/science/article/pii/S2589004222007441?via%3Dihub#sec2" xlink:type="simple">https://www.sciencedirect.com/science/article/pii/S2589004222007441?via%3Dihub#sec2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45735</text:p>
          </table:table-cell>
          <table:table-cell table:number-columns-repeated="2"/>
          <table:table-cell office:value-type="string" calcext:value-type="string">
            <text:p>Influenza</text:p>
          </table:table-cell>
          <table:table-cell office:value-type="string" calcext:value-type="string">
            <text:p>HAI day 21</text:p>
          </table:table-cell>
          <table:table-cell office:value-type="string" calcext:value-type="string">
            <text:p><text:a xlink:href="https://www.ncbi.nlm.nih.gov/pmc/articles/PMC3728595/" xlink:type="simple">https://www.ncbi.nlm.nih.gov/pmc/articles/PMC3728595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47353</text:p>
          </table:table-cell>
          <table:table-cell table:number-columns-repeated="2"/>
          <table:table-cell office:value-type="string" calcext:value-type="string">
            <text:p>Influenza</text:p>
          </table:table-cell>
          <table:table-cell office:value-type="string" calcext:value-type="string">
            <text:p>Day 70 nAb titer, they used FC</text:p>
          </table:table-cell>
          <table:table-cell office:value-type="string" calcext:value-type="string">
            <text:p><text:a xlink:href="https://www.sciencedirect.com/science/article/pii/S0092867414004061?via%3Dihub#fig1" xlink:type="simple">https://www.sciencedirect.com/science/article/pii/S0092867414004061?via%3Dihub#fig1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48023</text:p>
          </table:table-cell>
          <table:table-cell table:number-columns-repeated="2"/>
          <table:table-cell office:value-type="string" calcext:value-type="string">
            <text:p>Influenza</text:p>
          </table:table-cell>
          <table:table-cell office:value-type="string" calcext:value-type="string">
            <text:p>they used day 14, hav both nAb and HAI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3">
          <table:table-cell office:value-type="string" calcext:value-type="string">
            <text:p>GSE52245</text:p>
          </table:table-cell>
          <table:table-cell table:number-columns-repeated="2"/>
          <table:table-cell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office:value-type="string" calcext:value-type="string">
            <text:p>Day 30</text:p>
          </table:table-cell>
          <table:table-cell office:value-type="string" calcext:value-type="string">
            <text:p><text:a xlink:href="https://www.ncbi.nlm.nih.gov/pmc/articles/PMC3946932/" xlink:type="simple">https://www.ncbi.nlm.nih.gov/pmc/articles/PMC3946932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59635</text:p>
          </table:table-cell>
          <table:table-cell table:number-columns-repeated="3"/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GSE59654</text:p>
          </table:table-cell>
          <table:table-cell table:number-columns-repeated="2"/>
          <table:table-cell office:value-type="string" calcext:value-type="string">
            <text:p>same sudy as GSE59635 above</text:p>
            <text:p>Three separate datasets: SDY180, 404, 520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59743</text:p>
          </table:table-cell>
          <table:table-cell table:number-columns-repeated="3"/>
          <table:table-cell office:value-type="string" calcext:value-type="string">
            <text:p>they used FC HAI from day 28</text:p>
          </table:table-cell>
          <table:table-cell office:value-type="string" calcext:value-type="string">
            <text:p><text:a xlink:href="https://academic.oup.com/bioinformatics/article/33/14/i208/3953975?login=true" xlink:type="simple">https://academic.oup.com/bioinformatics/article/33/14/i208/3953975?login=true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65834</text:p>
          </table:table-cell>
          <table:table-cell table:number-columns-repeated="2"/>
          <table:table-cell office:value-type="string" calcext:value-type="string">
            <text:p>Hep B</text:p>
          </table:table-cell>
          <table:table-cell office:value-type="string" calcext:value-type="string">
            <text:p>Day 7 and FC</text:p>
          </table:table-cell>
          <table:table-cell office:value-type="string" calcext:value-type="string">
            <text:p><text:a xlink:href="https://www.ncbi.nlm.nih.gov/pmc/articles/PMC4729923/" xlink:type="simple">https://www.ncbi.nlm.nih.gov/pmc/articles/PMC4729923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79396</text:p>
          </table:table-cell>
          <table:table-cell table:number-columns-repeated="2"/>
          <table:table-cell office:value-type="string" calcext:value-type="string">
            <text:p>Herpes</text:p>
          </table:table-cell>
          <table:table-cell office:value-type="string" calcext:value-type="string">
            <text:p>Day 28 and FC</text:p>
          </table:table-cell>
          <table:table-cell table:style-name="ce2" office:value-type="string" calcext:value-type="string">
            <text:p><text:a xlink:href="https://www.sciencedirect.com/science/article/pii/S0092867417304774?via%3Dihub" xlink:type="simple">https://www.sciencedirect.com/science/article/pii/S0092867417304774?via%3Dihub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E82152</text:p>
          </table:table-cell>
          <table:table-cell table:number-columns-repeated="2"/>
          <table:table-cell office:value-type="string" calcext:value-type="string">
            <text:p>YF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www.ncbi.nlm.nih.gov/pmc/articles/PMC6681914/" xlink:type="simple">https://www.ncbi.nlm.nih.gov/pmc/articles/PMC6681914/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DY1325</text:p>
          </table:table-cell>
          <table:table-cell table:number-columns-repeated="2"/>
          <table:table-cell office:value-type="string" calcext:value-type="string">
            <text:p>meningitis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genomemedicine.biomedcentral.com/articles/10.1186/s13073-017-0400-x" xlink:type="simple">https://genomemedicine.biomedcentral.com/articles/10.1186/s13073-017-0400-x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DY296</text:p>
          </table:table-cell>
          <table:table-cell table:number-columns-repeated="3"/>
          <table:table-cell office:value-type="string" calcext:value-type="string">
            <text:p>Day 28 and FC</text:p>
          </table:table-cell>
          <table:table-cell office:value-type="string" calcext:value-type="string">
            <text:p>no dataset and paper onlin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DY89</text:p>
          </table:table-cell>
          <table:table-cell table:number-columns-repeated="2"/>
          <table:table-cell office:value-type="string" calcext:value-type="string">
            <text:p>Hep B</text:p>
          </table:table-cell>
          <table:table-cell office:value-type="string" calcext:value-type="string">
            <text:p>Day 28 </text:p>
          </table:table-cell>
          <table:table-cell table:number-columns-repeated="2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50:05.791000924</meta:creation-date>
    <dc:date>2024-03-26T12:14:08.566093477</dc:date>
    <meta:editing-duration>PT1H14M33S</meta:editing-duration>
    <meta:editing-cycles>15</meta:editing-cycles>
    <meta:generator>LibreOffice/7.3.7.2$Linux_X86_64 LibreOffice_project/30$Build-2</meta:generator>
    <meta:document-statistic meta:table-count="1" meta:cell-count="121" meta:object-count="0"/>
  </office:meta>
</office:document-meta>
</file>